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8mm" svg:height="90.05mm" svg:x="112.89mm" svg:y="4.78mm">
            <draw:object draw:notify-on-update-of-ranges="Arkusz1.A3:Arkusz1.A4 Arkusz1.B2:Arkusz1.B2 Arkusz1.B3:Arkusz1.B4 Arkusz1.C2:Arkusz1.C2 Arkusz1.C3:Arkusz1.C4 Arkusz1.D2:Arkusz1.D2 Arkusz1.D3:Arkusz1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8mm" svg:height="90.05mm" svg:x="112.89mm" svg:y="115.12mm">
            <draw:object draw:notify-on-update-of-ranges="Arkusz1.A26:Arkusz1.A26 Arkusz1.A27:Arkusz1.A28 Arkusz1.B26:Arkusz1.B26 Arkusz1.B27:Arkusz1.B28 Arkusz1.C26:Arkusz1.C26 Arkusz1.C27:Arkusz1.C28 Arkusz1.D26:Arkusz1.D26 Arkusz1.D27:Arkusz1.D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8mm" svg:height="90.05mm" svg:x="112.89mm" svg:y="221.21mm">
            <draw:object draw:notify-on-update-of-ranges="Arkusz1.A49:Arkusz1.A49 Arkusz1.A50:Arkusz1.A51 Arkusz1.B49:Arkusz1.B49 Arkusz1.B50:Arkusz1.B51 Arkusz1.C49:Arkusz1.C49 Arkusz1.C50:Arkusz1.C51 Arkusz1.D49:Arkusz1.D49 Arkusz1.D50:Arkusz1.D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8mm" svg:height="90.05mm" svg:x="112.89mm" svg:y="331.81mm">
            <draw:object draw:notify-on-update-of-ranges="Arkusz1.A73:Arkusz1.A73 Arkusz1.A74:Arkusz1.A75 Arkusz1.B73:Arkusz1.B73 Arkusz1.B74:Arkusz1.B75 Arkusz1.C73:Arkusz1.C73 Arkusz1.C74:Arkusz1.C75 Arkusz1.D73:Arkusz1.D73 Arkusz1.D74:Arkusz1.D7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8mm" svg:height="90.05mm" svg:x="113.17mm" svg:y="442.14mm">
            <draw:object draw:notify-on-update-of-ranges="Arkusz1.A97:Arkusz1.A97 Arkusz1.A98:Arkusz1.A99 Arkusz1.B97:Arkusz1.B97 Arkusz1.B98:Arkusz1.B99 Arkusz1.C97:Arkusz1.C97 Arkusz1.C98:Arkusz1.C99 Arkusz1.D97:Arkusz1.D97 Arkusz1.D98:Arkusz1.D9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9.98mm" svg:height="90.05mm" svg:x="158.04mm" svg:y="544mm">
            <draw:object draw:notify-on-update-of-ranges="Arkusz1.A119:Arkusz1.A119 Arkusz1.A120:Arkusz1.A122 Arkusz1.B119:Arkusz1.B119 Arkusz1.B120:Arkusz1.B122 Arkusz1.C119:Arkusz1.C119 Arkusz1.C120:Arkusz1.C122 Arkusz1.D119:Arkusz1.D119 Arkusz1.D120:Arkusz1.D122 Arkusz1.E119:Arkusz1.E119 Arkusz1.E120:Arkusz1.E122 Arkusz1.F119:Arkusz1.F119 Arkusz1.F120:Arkusz1.F12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Średnia</text:p>
          </table:table-cell>
          <table:table-cell table:style-name="ce5" office:value-type="string" calcext:value-type="string">
            <text:p>Maksimum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ez LS</text:p>
          </table:table-cell>
          <table:table-cell table:style-name="ce2" office:value-type="float" office:value="10298" calcext:value-type="float">
            <text:p>10298</text:p>
          </table:table-cell>
          <table:table-cell table:style-name="ce2" office:value-type="float" office:value="12792" calcext:value-type="float">
            <text:p>12792</text:p>
          </table:table-cell>
          <table:table-cell table:style-name="ce6" office:value-type="float" office:value="14877" calcext:value-type="float">
            <text:p>1487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 LS</text:p>
          </table:table-cell>
          <table:table-cell table:style-name="ce2" office:value-type="float" office:value="9870" calcext:value-type="float">
            <text:p>9870</text:p>
          </table:table-cell>
          <table:table-cell table:style-name="ce2" office:value-type="float" office:value="10982" calcext:value-type="float">
            <text:p>10982</text:p>
          </table:table-cell>
          <table:table-cell table:style-name="ce6" office:value-type="float" office:value="12693" calcext:value-type="float">
            <text:p>1269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 table:number-rows-repeated="18">
          <table:table-cell table:number-columns-repeated="6"/>
        </table:table-row>
        <table:table-row table:style-name="ro1">
          <table:table-cell office:value-type="string" calcext:value-type="string">
            <text:p>GRASP N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Średnia</text:p>
          </table:table-cell>
          <table:table-cell table:style-name="ce5" office:value-type="string" calcext:value-type="string">
            <text:p>Maksimum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ez LS</text:p>
          </table:table-cell>
          <table:table-cell table:style-name="ce2" office:value-type="float" office:value="12689" calcext:value-type="float">
            <text:p>12689</text:p>
          </table:table-cell>
          <table:table-cell table:style-name="ce2" office:value-type="float" office:value="16579" calcext:value-type="float">
            <text:p>16579</text:p>
          </table:table-cell>
          <table:table-cell table:style-name="ce6" office:value-type="float" office:value="19739" calcext:value-type="float">
            <text:p>1973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Z LS</text:p>
          </table:table-cell>
          <table:table-cell table:style-name="ce1" office:value-type="float" office:value="9612" calcext:value-type="float">
            <text:p>9612</text:p>
          </table:table-cell>
          <table:table-cell table:style-name="ce1" office:value-type="float" office:value="11483" calcext:value-type="float">
            <text:p>11483</text:p>
          </table:table-cell>
          <table:table-cell table:style-name="ce5" office:value-type="float" office:value="13827" calcext:value-type="float">
            <text:p>13827</text:p>
          </table:table-cell>
          <table:table-cell table:number-columns-repeated="2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office:value-type="string" calcext:value-type="string">
            <text:p>GC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Średnia</text:p>
          </table:table-cell>
          <table:table-cell table:style-name="ce5" office:value-type="string" calcext:value-type="string">
            <text:p>Maksimum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ez LS</text:p>
          </table:table-cell>
          <table:table-cell table:style-name="ce2" office:value-type="float" office:value="12916" calcext:value-type="float">
            <text:p>12916</text:p>
          </table:table-cell>
          <table:table-cell table:style-name="ce2" office:value-type="float" office:value="14223" calcext:value-type="float">
            <text:p>14223</text:p>
          </table:table-cell>
          <table:table-cell table:style-name="ce6" office:value-type="float" office:value="15802" calcext:value-type="float">
            <text:p>1580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Z LS</text:p>
          </table:table-cell>
          <table:table-cell table:style-name="ce1" office:value-type="float" office:value="10904" calcext:value-type="float">
            <text:p>10904</text:p>
          </table:table-cell>
          <table:table-cell table:style-name="ce1" office:value-type="float" office:value="11536" calcext:value-type="float">
            <text:p>11536</text:p>
          </table:table-cell>
          <table:table-cell table:style-name="ce5" office:value-type="float" office:value="12109" calcext:value-type="float">
            <text:p>12109</text:p>
          </table:table-cell>
          <table:table-cell table:number-columns-repeated="2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office:value-type="string" calcext:value-type="string">
            <text:p>GRASP GC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Średnia</text:p>
          </table:table-cell>
          <table:table-cell table:style-name="ce5" office:value-type="string" calcext:value-type="string">
            <text:p>Maksimum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ez LS</text:p>
          </table:table-cell>
          <table:table-cell table:style-name="ce2" office:value-type="float" office:value="13788" calcext:value-type="float">
            <text:p>13788</text:p>
          </table:table-cell>
          <table:table-cell table:style-name="ce2" office:value-type="float" office:value="15490" calcext:value-type="float">
            <text:p>15490</text:p>
          </table:table-cell>
          <table:table-cell table:style-name="ce6" office:value-type="float" office:value="17630" calcext:value-type="float">
            <text:p>1763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Z LS</text:p>
          </table:table-cell>
          <table:table-cell table:style-name="ce1" office:value-type="float" office:value="10372" calcext:value-type="float">
            <text:p>10372</text:p>
          </table:table-cell>
          <table:table-cell table:style-name="ce1" office:value-type="float" office:value="11602" calcext:value-type="float">
            <text:p>11602</text:p>
          </table:table-cell>
          <table:table-cell table:style-name="ce5" office:value-type="float" office:value="12751" calcext:value-type="float">
            <text:p>12751</text:p>
          </table:table-cell>
          <table:table-cell table:number-columns-repeated="2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Średnia</text:p>
          </table:table-cell>
          <table:table-cell table:style-name="ce5" office:value-type="string" calcext:value-type="string">
            <text:p>Maksimum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ez LS</text:p>
          </table:table-cell>
          <table:table-cell table:style-name="ce2" office:value-type="float" office:value="69038" calcext:value-type="float">
            <text:p>69038</text:p>
          </table:table-cell>
          <table:table-cell table:style-name="ce2" office:value-type="float" office:value="84681" calcext:value-type="float">
            <text:p>84681</text:p>
          </table:table-cell>
          <table:table-cell table:style-name="ce6" office:value-type="float" office:value="99331" calcext:value-type="float">
            <text:p>9933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Z LS</text:p>
          </table:table-cell>
          <table:table-cell table:style-name="ce1" office:value-type="float" office:value="11087" calcext:value-type="float">
            <text:p>11087</text:p>
          </table:table-cell>
          <table:table-cell table:style-name="ce1" office:value-type="float" office:value="12505" calcext:value-type="float">
            <text:p>12505</text:p>
          </table:table-cell>
          <table:table-cell table:style-name="ce5" office:value-type="float" office:value="14085" calcext:value-type="float">
            <text:p>14085</text:p>
          </table:table-cell>
          <table:table-cell table:number-columns-repeated="2"/>
        </table:table-row>
        <table:table-row table:style-name="ro1" table:number-rows-repeated="19">
          <table:table-cell table:number-columns-repeated="6"/>
        </table:table-row>
        <table:table-row table:style-name="ro3">
          <table:table-cell table:style-name="ce3"/>
          <table:table-cell table:style-name="ce3" office:value-type="string" calcext:value-type="string">
            <text:p>NN</text:p>
          </table:table-cell>
          <table:table-cell table:style-name="ce3" office:value-type="string" calcext:value-type="string">
            <text:p>GRASP NN</text:p>
          </table:table-cell>
          <table:table-cell table:style-name="ce3" office:value-type="string" calcext:value-type="string">
            <text:p>GC</text:p>
          </table:table-cell>
          <table:table-cell table:style-name="ce3" office:value-type="string" calcext:value-type="string">
            <text:p>GRASP GC</text:p>
          </table:table-cell>
          <table:table-cell table:style-name="ce7" office:value-type="string" calcext:value-type="string">
            <text:p>Losowy</text:p>
          </table:table-cell>
        </table:table-row>
        <table:table-row table:style-name="ro3">
          <table:table-cell table:style-name="ce4" office:value-type="string" calcext:value-type="string">
            <text:p>Minimum</text:p>
          </table:table-cell>
          <table:table-cell table:style-name="ce2" office:value-type="float" office:value="9870" calcext:value-type="float">
            <text:p>9870</text:p>
          </table:table-cell>
          <table:table-cell table:style-name="ce2" office:value-type="float" office:value="9612" calcext:value-type="float">
            <text:p>9612</text:p>
          </table:table-cell>
          <table:table-cell table:style-name="ce2" office:value-type="float" office:value="10904" calcext:value-type="float">
            <text:p>10904</text:p>
          </table:table-cell>
          <table:table-cell table:style-name="ce2" office:value-type="float" office:value="10372" calcext:value-type="float">
            <text:p>10372</text:p>
          </table:table-cell>
          <table:table-cell table:style-name="ce6" office:value-type="float" office:value="11087" calcext:value-type="float">
            <text:p>11087</text:p>
          </table:table-cell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style-name="ce2" office:value-type="float" office:value="10982" calcext:value-type="float">
            <text:p>10982</text:p>
          </table:table-cell>
          <table:table-cell table:style-name="ce2" office:value-type="float" office:value="11483" calcext:value-type="float">
            <text:p>11483</text:p>
          </table:table-cell>
          <table:table-cell table:style-name="ce2" office:value-type="float" office:value="11536" calcext:value-type="float">
            <text:p>11536</text:p>
          </table:table-cell>
          <table:table-cell table:style-name="ce2" office:value-type="float" office:value="11602" calcext:value-type="float">
            <text:p>11602</text:p>
          </table:table-cell>
          <table:table-cell table:style-name="ce6" office:value-type="float" office:value="12505" calcext:value-type="float">
            <text:p>12505</text:p>
          </table:table-cell>
        </table:table-row>
        <table:table-row table:style-name="ro3">
          <table:table-cell table:style-name="ce4" office:value-type="string" calcext:value-type="string">
            <text:p>Maksimum</text:p>
          </table:table-cell>
          <table:table-cell table:style-name="ce2" office:value-type="float" office:value="12693" calcext:value-type="float">
            <text:p>12693</text:p>
          </table:table-cell>
          <table:table-cell table:style-name="ce2" office:value-type="float" office:value="13827" calcext:value-type="float">
            <text:p>13827</text:p>
          </table:table-cell>
          <table:table-cell table:style-name="ce2" office:value-type="float" office:value="12109" calcext:value-type="float">
            <text:p>12109</text:p>
          </table:table-cell>
          <table:table-cell table:style-name="ce2" office:value-type="float" office:value="12751" calcext:value-type="float">
            <text:p>12751</text:p>
          </table:table-cell>
          <table:table-cell table:style-name="ce6" office:value-type="float" office:value="14085" calcext:value-type="float">
            <text:p>14085</text:p>
          </table:table-cell>
        </table:table-row>
      </table:table>
      <table:table table:name="Arkusz2" table:style-name="ta1">
        <table:shapes>
          <draw:frame draw:z-index="0" draw:style-name="gr1" draw:text-style-name="P1" svg:width="159.98mm" svg:height="90.05mm" svg:x="52.86mm" svg:y="5.31mm">
            <draw:object draw:notify-on-update-of-ranges="Arkusz1.A3:Arkusz1.A4 Arkusz1.B2:Arkusz1.B2 Arkusz1.B3:Arkusz1.B4 Arkusz1.C2:Arkusz1.C2 Arkusz1.C3:Arkusz1.C4 Arkusz1.D2:Arkusz1.D2 Arkusz1.D3:Arkusz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.00.0000</text:date>, <text:time style:data-style-name="N2" text:time-value="07:56:31.09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3:39:09.003330733</meta:creation-date>
    <dc:date>2016-10-17T08:10:12.571000000</dc:date>
    <meta:editing-duration>PT17M14S</meta:editing-duration>
    <meta:editing-cycles>3</meta:editing-cycles>
    <meta:generator>LibreOffice/4.4.3.2$Windows_x86 LibreOffice_project/88805f81e9fe61362df02b9941de8e38a9b5fd16</meta:generator>
    <meta:document-statistic meta:table-count="2" meta:cell-count="8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551cm" svg:y="3.706cm" style:legend-expansion="high" chart:style-name="ch2"/>
        <chart:plot-area chart:style-name="ch3" table:cell-range-address="Arkusz1.A2:Arkusz1.D4" chart:data-source-has-labels="both" svg:x="0.319cm" svg:y="0.18cm" svg:width="12.913cm" svg:height="8.646cm">
          <chartooo:coordinate-region svg:x="1.496cm" svg:y="0.379cm" svg:width="11.736cm" svg:height="7.8cm"/>
          <chart:axis chart:dimension="x" chart:name="primary-x" chart:style-name="ch4" chartooo:axis-type="auto">
            <chartooo:date-scale/>
            <chart:categories table:cell-range-address="Arkusz1.A3:Arkusz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3:Arkusz1.B4" chart:label-cell-address="Arkusz1.B2:Arkusz1.B2" chart:class="chart:bar">
            <chart:data-point chart:repeated="2"/>
          </chart:series>
          <chart:series chart:style-name="ch8" chart:values-cell-range-address="Arkusz1.C3:Arkusz1.C4" chart:label-cell-address="Arkusz1.C2:Arkusz1.C2" chart:class="chart:bar">
            <chart:data-point chart:repeated="2"/>
          </chart:series>
          <chart:series chart:style-name="ch9" chart:values-cell-range-address="Arkusz1.D3:Arkusz1.D4" chart:label-cell-address="Arkusz1.D2:Arkusz1.D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B2:Arkusz1.B2</svg:desc>
                </draw:g>
              </table:table-cell>
              <table:table-cell office:value-type="string">
                <text:p>Średnia</text:p>
                <draw:g>
                  <svg:desc>Arkusz1.C2:Arkusz1.C2</svg:desc>
                </draw:g>
              </table:table-cell>
              <table:table-cell office:value-type="string">
                <text:p>Maksimum</text:p>
                <draw:g>
                  <svg:desc>Arkusz1.D2:Arkusz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z LS</text:p>
                <draw:g>
                  <svg:desc>Arkusz1.A3:Arkusz1.A4</svg:desc>
                </draw:g>
              </table:table-cell>
              <table:table-cell office:value-type="float" office:value="10298">
                <text:p>10298</text:p>
                <draw:g>
                  <svg:desc>Arkusz1.B3:Arkusz1.B4</svg:desc>
                </draw:g>
              </table:table-cell>
              <table:table-cell office:value-type="float" office:value="12792">
                <text:p>12792</text:p>
                <draw:g>
                  <svg:desc>Arkusz1.C3:Arkusz1.C4</svg:desc>
                </draw:g>
              </table:table-cell>
              <table:table-cell office:value-type="float" office:value="14877">
                <text:p>14877</text:p>
                <draw:g>
                  <svg:desc>Arkusz1.D3:Arkusz1.D4</svg:desc>
                </draw:g>
              </table:table-cell>
            </table:table-row>
            <table:table-row>
              <table:table-cell office:value-type="string">
                <text:p>Z LS</text:p>
              </table:table-cell>
              <table:table-cell office:value-type="float" office:value="9870">
                <text:p>9870</text:p>
              </table:table-cell>
              <table:table-cell office:value-type="float" office:value="10982">
                <text:p>10982</text:p>
              </table:table-cell>
              <table:table-cell office:value-type="float" office:value="12693">
                <text:p>12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551cm" svg:y="3.706cm" style:legend-expansion="high" chart:style-name="ch2"/>
        <chart:plot-area chart:style-name="ch3" table:cell-range-address="Arkusz1.A2:Arkusz1.D4" chart:data-source-has-labels="both" svg:x="0.319cm" svg:y="0.18cm" svg:width="12.913cm" svg:height="8.646cm">
          <chartooo:coordinate-region svg:x="1.496cm" svg:y="0.379cm" svg:width="11.736cm" svg:height="7.8cm"/>
          <chart:axis chart:dimension="x" chart:name="primary-x" chart:style-name="ch4" chartooo:axis-type="auto">
            <chartooo:date-scale/>
            <chart:categories table:cell-range-address="Arkusz1.A3:Arkusz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3:Arkusz1.B4" chart:label-cell-address="Arkusz1.B2:Arkusz1.B2" chart:class="chart:bar">
            <chart:data-point chart:repeated="2"/>
          </chart:series>
          <chart:series chart:style-name="ch8" chart:values-cell-range-address="Arkusz1.C3:Arkusz1.C4" chart:label-cell-address="Arkusz1.C2:Arkusz1.C2" chart:class="chart:bar">
            <chart:data-point chart:repeated="2"/>
          </chart:series>
          <chart:series chart:style-name="ch9" chart:values-cell-range-address="Arkusz1.D3:Arkusz1.D4" chart:label-cell-address="Arkusz1.D2:Arkusz1.D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B2:Arkusz1.B2</svg:desc>
                </draw:g>
              </table:table-cell>
              <table:table-cell office:value-type="string">
                <text:p>Średnia</text:p>
                <draw:g>
                  <svg:desc>Arkusz1.C2:Arkusz1.C2</svg:desc>
                </draw:g>
              </table:table-cell>
              <table:table-cell office:value-type="string">
                <text:p>Maksimum</text:p>
                <draw:g>
                  <svg:desc>Arkusz1.D2:Arkusz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z LS</text:p>
                <draw:g>
                  <svg:desc>Arkusz1.A3:Arkusz1.A4</svg:desc>
                </draw:g>
              </table:table-cell>
              <table:table-cell office:value-type="float" office:value="10298">
                <text:p>10298</text:p>
                <draw:g>
                  <svg:desc>Arkusz1.B3:Arkusz1.B4</svg:desc>
                </draw:g>
              </table:table-cell>
              <table:table-cell office:value-type="float" office:value="12792">
                <text:p>12792</text:p>
                <draw:g>
                  <svg:desc>Arkusz1.C3:Arkusz1.C4</svg:desc>
                </draw:g>
              </table:table-cell>
              <table:table-cell office:value-type="float" office:value="14877">
                <text:p>14877</text:p>
                <draw:g>
                  <svg:desc>Arkusz1.D3:Arkusz1.D4</svg:desc>
                </draw:g>
              </table:table-cell>
            </table:table-row>
            <table:table-row>
              <table:table-cell office:value-type="string">
                <text:p>Z LS</text:p>
              </table:table-cell>
              <table:table-cell office:value-type="float" office:value="9870">
                <text:p>9870</text:p>
              </table:table-cell>
              <table:table-cell office:value-type="float" office:value="10982">
                <text:p>10982</text:p>
              </table:table-cell>
              <table:table-cell office:value-type="float" office:value="12693">
                <text:p>12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551cm" svg:y="3.706cm" style:legend-expansion="high" chart:style-name="ch2"/>
        <chart:plot-area chart:style-name="ch3" table:cell-range-address="Arkusz1.A26:Arkusz1.D28" chart:data-source-has-labels="both" svg:x="0.319cm" svg:y="0.18cm" svg:width="12.913cm" svg:height="8.646cm">
          <chartooo:coordinate-region svg:x="1.496cm" svg:y="0.38cm" svg:width="11.736cm" svg:height="7.799cm"/>
          <chart:axis chart:dimension="x" chart:name="primary-x" chart:style-name="ch4" chartooo:axis-type="auto">
            <chartooo:date-scale/>
            <chart:categories table:cell-range-address="Arkusz1.A27:Arkusz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7:Arkusz1.B28" chart:label-cell-address="Arkusz1.B26:Arkusz1.B26" chart:class="chart:bar">
            <chart:data-point chart:repeated="2"/>
          </chart:series>
          <chart:series chart:style-name="ch8" chart:values-cell-range-address="Arkusz1.C27:Arkusz1.C28" chart:label-cell-address="Arkusz1.C26:Arkusz1.C26" chart:class="chart:bar">
            <chart:data-point chart:repeated="2"/>
          </chart:series>
          <chart:series chart:style-name="ch9" chart:values-cell-range-address="Arkusz1.D27:Arkusz1.D28" chart:label-cell-address="Arkusz1.D26:Arkusz1.D26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B26:Arkusz1.B26</svg:desc>
                </draw:g>
              </table:table-cell>
              <table:table-cell office:value-type="string">
                <text:p>Średnia</text:p>
                <draw:g>
                  <svg:desc>Arkusz1.C26:Arkusz1.C26</svg:desc>
                </draw:g>
              </table:table-cell>
              <table:table-cell office:value-type="string">
                <text:p>Maksimum</text:p>
                <draw:g>
                  <svg:desc>Arkusz1.D26:Arkusz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z LS</text:p>
                <draw:g>
                  <svg:desc>Arkusz1.A27:Arkusz1.A28</svg:desc>
                </draw:g>
              </table:table-cell>
              <table:table-cell office:value-type="float" office:value="12689">
                <text:p>12689</text:p>
                <draw:g>
                  <svg:desc>Arkusz1.B27:Arkusz1.B28</svg:desc>
                </draw:g>
              </table:table-cell>
              <table:table-cell office:value-type="float" office:value="16579">
                <text:p>16579</text:p>
                <draw:g>
                  <svg:desc>Arkusz1.C27:Arkusz1.C28</svg:desc>
                </draw:g>
              </table:table-cell>
              <table:table-cell office:value-type="float" office:value="19739">
                <text:p>19739</text:p>
                <draw:g>
                  <svg:desc>Arkusz1.D27:Arkusz1.D28</svg:desc>
                </draw:g>
              </table:table-cell>
            </table:table-row>
            <table:table-row>
              <table:table-cell office:value-type="string">
                <text:p>Z LS</text:p>
              </table:table-cell>
              <table:table-cell office:value-type="float" office:value="9612">
                <text:p>9612</text:p>
              </table:table-cell>
              <table:table-cell office:value-type="float" office:value="11483">
                <text:p>11483</text:p>
              </table:table-cell>
              <table:table-cell office:value-type="float" office:value="13827">
                <text:p>13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551cm" svg:y="3.706cm" style:legend-expansion="high" chart:style-name="ch2"/>
        <chart:plot-area chart:style-name="ch3" table:cell-range-address="Arkusz1.A49:Arkusz1.D51" chart:data-source-has-labels="both" svg:x="0.319cm" svg:y="0.18cm" svg:width="12.913cm" svg:height="8.646cm">
          <chartooo:coordinate-region svg:x="1.496cm" svg:y="0.38cm" svg:width="11.736cm" svg:height="7.799cm"/>
          <chart:axis chart:dimension="x" chart:name="primary-x" chart:style-name="ch4" chartooo:axis-type="auto">
            <chartooo:date-scale/>
            <chart:categories table:cell-range-address="Arkusz1.A50:Arkusz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50:Arkusz1.B51" chart:label-cell-address="Arkusz1.B49:Arkusz1.B49" chart:class="chart:bar">
            <chart:data-point chart:repeated="2"/>
          </chart:series>
          <chart:series chart:style-name="ch8" chart:values-cell-range-address="Arkusz1.C50:Arkusz1.C51" chart:label-cell-address="Arkusz1.C49:Arkusz1.C49" chart:class="chart:bar">
            <chart:data-point chart:repeated="2"/>
          </chart:series>
          <chart:series chart:style-name="ch9" chart:values-cell-range-address="Arkusz1.D50:Arkusz1.D51" chart:label-cell-address="Arkusz1.D49:Arkusz1.D4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B49:Arkusz1.B49</svg:desc>
                </draw:g>
              </table:table-cell>
              <table:table-cell office:value-type="string">
                <text:p>Średnia</text:p>
                <draw:g>
                  <svg:desc>Arkusz1.C49:Arkusz1.C49</svg:desc>
                </draw:g>
              </table:table-cell>
              <table:table-cell office:value-type="string">
                <text:p>Maksimum</text:p>
                <draw:g>
                  <svg:desc>Arkusz1.D49:Arkusz1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z LS</text:p>
                <draw:g>
                  <svg:desc>Arkusz1.A50:Arkusz1.A51</svg:desc>
                </draw:g>
              </table:table-cell>
              <table:table-cell office:value-type="float" office:value="12916">
                <text:p>12916</text:p>
                <draw:g>
                  <svg:desc>Arkusz1.B50:Arkusz1.B51</svg:desc>
                </draw:g>
              </table:table-cell>
              <table:table-cell office:value-type="float" office:value="14223">
                <text:p>14223</text:p>
                <draw:g>
                  <svg:desc>Arkusz1.C50:Arkusz1.C51</svg:desc>
                </draw:g>
              </table:table-cell>
              <table:table-cell office:value-type="float" office:value="15802">
                <text:p>15802</text:p>
                <draw:g>
                  <svg:desc>Arkusz1.D50:Arkusz1.D51</svg:desc>
                </draw:g>
              </table:table-cell>
            </table:table-row>
            <table:table-row>
              <table:table-cell office:value-type="string">
                <text:p>Z LS</text:p>
              </table:table-cell>
              <table:table-cell office:value-type="float" office:value="10904">
                <text:p>10904</text:p>
              </table:table-cell>
              <table:table-cell office:value-type="float" office:value="11536">
                <text:p>11536</text:p>
              </table:table-cell>
              <table:table-cell office:value-type="float" office:value="12109">
                <text:p>121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551cm" svg:y="3.706cm" style:legend-expansion="high" chart:style-name="ch2"/>
        <chart:plot-area chart:style-name="ch3" table:cell-range-address="Arkusz1.A73:Arkusz1.D75" chart:data-source-has-labels="both" svg:x="0.319cm" svg:y="0.18cm" svg:width="12.913cm" svg:height="8.646cm">
          <chartooo:coordinate-region svg:x="1.496cm" svg:y="0.379cm" svg:width="11.736cm" svg:height="7.8cm"/>
          <chart:axis chart:dimension="x" chart:name="primary-x" chart:style-name="ch4" chartooo:axis-type="auto">
            <chartooo:date-scale/>
            <chart:categories table:cell-range-address="Arkusz1.A74:Arkusz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74:Arkusz1.B75" chart:label-cell-address="Arkusz1.B73:Arkusz1.B73" chart:class="chart:bar">
            <chart:data-point chart:repeated="2"/>
          </chart:series>
          <chart:series chart:style-name="ch8" chart:values-cell-range-address="Arkusz1.C74:Arkusz1.C75" chart:label-cell-address="Arkusz1.C73:Arkusz1.C73" chart:class="chart:bar">
            <chart:data-point chart:repeated="2"/>
          </chart:series>
          <chart:series chart:style-name="ch9" chart:values-cell-range-address="Arkusz1.D74:Arkusz1.D75" chart:label-cell-address="Arkusz1.D73:Arkusz1.D7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B73:Arkusz1.B73</svg:desc>
                </draw:g>
              </table:table-cell>
              <table:table-cell office:value-type="string">
                <text:p>Średnia</text:p>
                <draw:g>
                  <svg:desc>Arkusz1.C73:Arkusz1.C73</svg:desc>
                </draw:g>
              </table:table-cell>
              <table:table-cell office:value-type="string">
                <text:p>Maksimum</text:p>
                <draw:g>
                  <svg:desc>Arkusz1.D73:Arkusz1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z LS</text:p>
                <draw:g>
                  <svg:desc>Arkusz1.A74:Arkusz1.A75</svg:desc>
                </draw:g>
              </table:table-cell>
              <table:table-cell office:value-type="float" office:value="13788">
                <text:p>13788</text:p>
                <draw:g>
                  <svg:desc>Arkusz1.B74:Arkusz1.B75</svg:desc>
                </draw:g>
              </table:table-cell>
              <table:table-cell office:value-type="float" office:value="15490">
                <text:p>15490</text:p>
                <draw:g>
                  <svg:desc>Arkusz1.C74:Arkusz1.C75</svg:desc>
                </draw:g>
              </table:table-cell>
              <table:table-cell office:value-type="float" office:value="17630">
                <text:p>17630</text:p>
                <draw:g>
                  <svg:desc>Arkusz1.D74:Arkusz1.D75</svg:desc>
                </draw:g>
              </table:table-cell>
            </table:table-row>
            <table:table-row>
              <table:table-cell office:value-type="string">
                <text:p>Z LS</text:p>
              </table:table-cell>
              <table:table-cell office:value-type="float" office:value="10372">
                <text:p>10372</text:p>
              </table:table-cell>
              <table:table-cell office:value-type="float" office:value="11602">
                <text:p>11602</text:p>
              </table:table-cell>
              <table:table-cell office:value-type="float" office:value="12751">
                <text:p>127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551cm" svg:y="3.706cm" style:legend-expansion="high" chart:style-name="ch2"/>
        <chart:plot-area chart:style-name="ch3" table:cell-range-address="Arkusz1.A97:Arkusz1.D99" chart:data-source-has-labels="both" svg:x="0.319cm" svg:y="0.18cm" svg:width="12.913cm" svg:height="8.646cm">
          <chartooo:coordinate-region svg:x="1.681cm" svg:y="0.379cm" svg:width="11.551cm" svg:height="7.8cm"/>
          <chart:axis chart:dimension="x" chart:name="primary-x" chart:style-name="ch4" chartooo:axis-type="auto">
            <chartooo:date-scale/>
            <chart:categories table:cell-range-address="Arkusz1.A98:Arkusz1.A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98:Arkusz1.B99" chart:label-cell-address="Arkusz1.B97:Arkusz1.B97" chart:class="chart:bar">
            <chart:data-point chart:repeated="2"/>
          </chart:series>
          <chart:series chart:style-name="ch8" chart:values-cell-range-address="Arkusz1.C98:Arkusz1.C99" chart:label-cell-address="Arkusz1.C97:Arkusz1.C97" chart:class="chart:bar">
            <chart:data-point chart:repeated="2"/>
          </chart:series>
          <chart:series chart:style-name="ch9" chart:values-cell-range-address="Arkusz1.D98:Arkusz1.D99" chart:label-cell-address="Arkusz1.D97:Arkusz1.D97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B97:Arkusz1.B97</svg:desc>
                </draw:g>
              </table:table-cell>
              <table:table-cell office:value-type="string">
                <text:p>Średnia</text:p>
                <draw:g>
                  <svg:desc>Arkusz1.C97:Arkusz1.C97</svg:desc>
                </draw:g>
              </table:table-cell>
              <table:table-cell office:value-type="string">
                <text:p>Maksimum</text:p>
                <draw:g>
                  <svg:desc>Arkusz1.D97:Arkusz1.D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z LS</text:p>
                <draw:g>
                  <svg:desc>Arkusz1.A98:Arkusz1.A99</svg:desc>
                </draw:g>
              </table:table-cell>
              <table:table-cell office:value-type="float" office:value="69038">
                <text:p>69038</text:p>
                <draw:g>
                  <svg:desc>Arkusz1.B98:Arkusz1.B99</svg:desc>
                </draw:g>
              </table:table-cell>
              <table:table-cell office:value-type="float" office:value="84681">
                <text:p>84681</text:p>
                <draw:g>
                  <svg:desc>Arkusz1.C98:Arkusz1.C99</svg:desc>
                </draw:g>
              </table:table-cell>
              <table:table-cell office:value-type="float" office:value="99331">
                <text:p>99331</text:p>
                <draw:g>
                  <svg:desc>Arkusz1.D98:Arkusz1.D99</svg:desc>
                </draw:g>
              </table:table-cell>
            </table:table-row>
            <table:table-row>
              <table:table-cell office:value-type="string">
                <text:p>Z LS</text:p>
              </table:table-cell>
              <table:table-cell office:value-type="float" office:value="11087">
                <text:p>11087</text:p>
              </table:table-cell>
              <table:table-cell office:value-type="float" office:value="12505">
                <text:p>12505</text:p>
              </table:table-cell>
              <table:table-cell office:value-type="float" office:value="14085">
                <text:p>140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418cm" svg:y="3.208cm" style:legend-expansion="high" chart:style-name="ch2"/>
        <chart:plot-area chart:style-name="ch3" table:cell-range-address="Arkusz1.A119:Arkusz1.F122" chart:data-source-has-labels="both" svg:x="0.319cm" svg:y="0.18cm" svg:width="12.78cm" svg:height="8.646cm">
          <chartooo:coordinate-region svg:x="1.449cm" svg:y="0.379cm" svg:width="11.603cm" svg:height="7.8cm"/>
          <chart:axis chart:dimension="x" chart:name="primary-x" chart:style-name="ch4" chartooo:axis-type="auto">
            <chartooo:date-scale/>
            <chart:categories table:cell-range-address="Arkusz1.A120:Arkusz1.A1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20:Arkusz1.B122" chart:label-cell-address="Arkusz1.B119:Arkusz1.B119" chart:class="chart:bar">
            <chart:data-point chart:repeated="3"/>
          </chart:series>
          <chart:series chart:style-name="ch8" chart:values-cell-range-address="Arkusz1.C120:Arkusz1.C122" chart:label-cell-address="Arkusz1.C119:Arkusz1.C119" chart:class="chart:bar">
            <chart:data-point chart:repeated="3"/>
          </chart:series>
          <chart:series chart:style-name="ch9" chart:values-cell-range-address="Arkusz1.D120:Arkusz1.D122" chart:label-cell-address="Arkusz1.D119:Arkusz1.D119" chart:class="chart:bar">
            <chart:data-point chart:repeated="3"/>
          </chart:series>
          <chart:series chart:style-name="ch10" chart:values-cell-range-address="Arkusz1.E120:Arkusz1.E122" chart:label-cell-address="Arkusz1.E119:Arkusz1.E119" chart:class="chart:bar">
            <chart:data-point chart:repeated="3"/>
          </chart:series>
          <chart:series chart:style-name="ch11" chart:values-cell-range-address="Arkusz1.F120:Arkusz1.F122" chart:label-cell-address="Arkusz1.F119:Arkusz1.F1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</text:p>
                <draw:g>
                  <svg:desc>Arkusz1.B119:Arkusz1.B119</svg:desc>
                </draw:g>
              </table:table-cell>
              <table:table-cell office:value-type="string">
                <text:p>GRASP NN</text:p>
                <draw:g>
                  <svg:desc>Arkusz1.C119:Arkusz1.C119</svg:desc>
                </draw:g>
              </table:table-cell>
              <table:table-cell office:value-type="string">
                <text:p>GC</text:p>
                <draw:g>
                  <svg:desc>Arkusz1.D119:Arkusz1.D119</svg:desc>
                </draw:g>
              </table:table-cell>
              <table:table-cell office:value-type="string">
                <text:p>GRASP GC</text:p>
                <draw:g>
                  <svg:desc>Arkusz1.E119:Arkusz1.E119</svg:desc>
                </draw:g>
              </table:table-cell>
              <table:table-cell office:value-type="string">
                <text:p>Losowy</text:p>
                <draw:g>
                  <svg:desc>Arkusz1.F119:Arkusz1.F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imum</text:p>
                <draw:g>
                  <svg:desc>Arkusz1.A120:Arkusz1.A122</svg:desc>
                </draw:g>
              </table:table-cell>
              <table:table-cell office:value-type="float" office:value="9870">
                <text:p>9870</text:p>
                <draw:g>
                  <svg:desc>Arkusz1.B120:Arkusz1.B122</svg:desc>
                </draw:g>
              </table:table-cell>
              <table:table-cell office:value-type="float" office:value="9612">
                <text:p>9612</text:p>
                <draw:g>
                  <svg:desc>Arkusz1.C120:Arkusz1.C122</svg:desc>
                </draw:g>
              </table:table-cell>
              <table:table-cell office:value-type="float" office:value="10904">
                <text:p>10904</text:p>
                <draw:g>
                  <svg:desc>Arkusz1.D120:Arkusz1.D122</svg:desc>
                </draw:g>
              </table:table-cell>
              <table:table-cell office:value-type="float" office:value="10372">
                <text:p>10372</text:p>
                <draw:g>
                  <svg:desc>Arkusz1.E120:Arkusz1.E122</svg:desc>
                </draw:g>
              </table:table-cell>
              <table:table-cell office:value-type="float" office:value="11087">
                <text:p>11087</text:p>
                <draw:g>
                  <svg:desc>Arkusz1.F120:Arkusz1.F122</svg:desc>
                </draw:g>
              </table:table-cell>
            </table:table-row>
            <table:table-row>
              <table:table-cell office:value-type="string">
                <text:p>Średnia</text:p>
              </table:table-cell>
              <table:table-cell office:value-type="float" office:value="10982">
                <text:p>10982</text:p>
              </table:table-cell>
              <table:table-cell office:value-type="float" office:value="11483">
                <text:p>11483</text:p>
              </table:table-cell>
              <table:table-cell office:value-type="float" office:value="11536">
                <text:p>11536</text:p>
              </table:table-cell>
              <table:table-cell office:value-type="float" office:value="11602">
                <text:p>11602</text:p>
              </table:table-cell>
              <table:table-cell office:value-type="float" office:value="12505">
                <text:p>12505</text:p>
              </table:table-cell>
            </table:table-row>
            <table:table-row>
              <table:table-cell office:value-type="string">
                <text:p>Maksimum</text:p>
              </table:table-cell>
              <table:table-cell office:value-type="float" office:value="12693">
                <text:p>12693</text:p>
              </table:table-cell>
              <table:table-cell office:value-type="float" office:value="13827">
                <text:p>13827</text:p>
              </table:table-cell>
              <table:table-cell office:value-type="float" office:value="12109">
                <text:p>12109</text:p>
              </table:table-cell>
              <table:table-cell office:value-type="float" office:value="12751">
                <text:p>12751</text:p>
              </table:table-cell>
              <table:table-cell office:value-type="float" office:value="14085">
                <text:p>140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